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Ultrafine_20_Dashed" svg:stroke-width="0.05cm" svg:stroke-color="#000000" draw:marker-start-width="0.28cm" draw:marker-end-width="0.28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objectwithoutfill">
      <style:graphic-properties svg:stroke-width="0.01cm" draw:marker-start-width="0.23cm" draw:marker-end="Arrow" draw:marker-end-width="0.33cm" draw:fill="none" draw:textarea-vertical-align="middle" fo:padding-top="0.13cm" fo:padding-bottom="0.13cm" fo:padding-left="0.255cm" fo:padding-right="0.25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width="0.05cm" draw:marker-start-width="0.28cm" draw:marker-end-width="0.28cm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2cm" svg:stroke-color="#000000" draw:marker-start-width="0.23cm" draw:marker-end-width="0.2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15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Ubuntu Mono'" style:font-pitch="fixed" fo:font-size="18pt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Ubuntu Mono'" style:font-pitch="fixed" fo:font-size="18pt" fo:font-weight="bold" style:font-weight-asian="bold" style:font-weight-complex="bold"/>
    </style:style>
    <style:style style:name="P5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/>
      <style:text-properties fo:font-size="20pt"/>
    </style:style>
    <style:style style:name="P7" style:family="paragraph">
      <style:paragraph-properties fo:text-align="start"/>
      <style:text-properties fo:font-size="18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start"/>
      <style:text-properties fo:font-size="12pt"/>
    </style:style>
    <style:style style:name="P10" style:family="paragraph">
      <style:paragraph-properties fo:text-align="start"/>
      <style:text-properties fo:font-family="'Ubuntu Mono'" style:font-pitch="fixed" fo:font-size="12pt" fo:font-weight="normal" style:font-size-asian="12pt" style:font-weight-asian="normal" style:font-size-complex="12pt" style:font-weight-complex="normal"/>
    </style:style>
    <style:style style:name="P1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text-align="center"/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family="'Ubuntu Mono'" style:font-pitch="fixed" fo:font-size="18pt" fo:font-weight="bold" style:font-weight-asian="bold" style:font-weight-complex="bold"/>
    </style:style>
    <style:style style:name="T2" style:family="text">
      <style:text-properties fo:font-family="Arial" style:font-family-generic="swiss" style:font-pitch="variable" fo:font-size="20pt" style:font-size-asian="20pt" style:font-size-complex="20pt"/>
    </style:style>
    <style:style style:name="T3" style:family="text">
      <style:text-properties fo:font-family="'Ubuntu Mono'" style:font-pitch="fixed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family="'Ubuntu Mono'" style:font-pitch="fixed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family="Arial" style:font-family-generic="swiss" style:font-pitch="variable" fo:font-size="16pt" style:font-size-asian="16pt" style:font-size-complex="16pt"/>
    </style:style>
    <style:style style:name="T6" style:family="text">
      <style:text-properties fo:font-family="'Ubuntu Mono'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family="'Ubuntu Mono'" style:font-pitch="fixed" fo:font-size="10pt" style:font-size-asian="10pt" style:font-size-complex="10pt"/>
    </style:style>
    <style:style style:name="T8" style:family="text">
      <style:text-properties fo:font-family="'Ubuntu Mono'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0.9cm" svg:x="1.2cm" svg:y="18.6cm">
          <text:p text:style-name="P1"><text:span text:style-name="T1">dditofo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cm" svg:height="0.9cm" svg:x="8.2cm" svg:y="4.5cm">
          <text:p text:style-name="P1"><text:span text:style-name="T1">conditional_variables.xs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10.5cm" svg:height="4.4cm" svg:x="8.1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8.2cm" svg:y="5.6cm">
          <text:p text:style-name="P1"><text:span text:style-name="T1">parameters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2cm" svg:height="0.9cm" svg:x="8.2cm" svg:y="6.6cm">
          <text:p text:style-name="P1"><text:span text:style-name="T1">section_existence_variables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8cm" svg:height="0.9cm" svg:x="8.2cm" svg:y="7.7cm">
          <text:p text:style-name="P1"><text:span text:style-name="T1">style_variables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1cm" svg:height="0.9cm" svg:x="8.2cm" svg:y="10.9cm">
          <text:p text:style-name="P1"><text:span text:style-name="T1">ddi_default_text.xs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7.252cm" svg:height="5.728cm" svg:x="8.148cm" svg:y="9.4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8.2cm" svg:y="12cm">
          <text:p text:style-name="P1"><text:span text:style-name="T1">ddi_match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9cm" svg:height="0.9cm" svg:x="8.2cm" svg:y="13cm">
          <text:p text:style-name="P1"><text:span text:style-name="T1">rdf_description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4cm" svg:height="0.9cm" svg:x="8.2cm" svg:y="14.1cm">
          <text:p text:style-name="P1"><text:span text:style-name="T1">root_template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8cm" svg:height="0.9cm" svg:x="18.5cm" svg:y="10.396cm">
          <text:p text:style-name="P1"><text:span text:style-name="T1">documentation_toc_section.xs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9.8cm" svg:height="4.4cm" svg:x="18.4cm" svg:y="10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8.5cm" svg:y="11.463cm">
          <text:p text:style-name="P1"><text:span text:style-name="T1">page_footer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9cm" svg:height="0.9cm" svg:x="18.5cm" svg:y="12.529cm">
          <text:p text:style-name="P1"><text:span text:style-name="T1">page_header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8.6cm" svg:height="0.9cm" svg:x="18.5cm" svg:y="13.596cm">
          <text:p text:style-name="P1"><text:span text:style-name="T1">variable_table_column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89cm" svg:height="0.9cm" svg:x="8.25cm" svg:y="15.926cm">
          <text:p text:style-name="P1"><text:span text:style-name="T1">current_date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8" draw:id="id8" draw:layer="layout" svg:width="12.35cm" svg:height="4cm" svg:x="8.15cm" svg:y="15.6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7" draw:id="id7" draw:layer="layout" svg:width="3.3cm" svg:height="0.9cm" svg:x="1.55cm" svg:y="16.081cm">
          <text:p text:style-name="P3"><text:span text:style-name="T1">utilitie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23cm" svg:height="0.9cm" svg:x="8.25cm" svg:y="17.106cm">
          <text:p text:style-name="P1"><text:span text:style-name="T1">fix_html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8cm" svg:height="0.9cm" svg:x="8.25cm" svg:y="18.286cm">
          <text:p text:style-name="P1"><text:span text:style-name="T1">isodate_long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9cm" svg:height="0.9cm" svg:x="14.152cm" svg:y="15.992cm">
          <text:p text:style-name="P1"><text:span text:style-name="T1">isodate_month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3cm" svg:height="0.9cm" svg:x="14.152cm" svg:y="17.172cm">
          <text:p text:style-name="P1"><text:span text:style-name="T1">math_max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5.8cm" svg:height="0.9cm" svg:x="14.152cm" svg:y="18.352cm">
          <text:p text:style-name="P1"><text:span text:style-name="T1">trim_library.xs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8cm" svg:height="0.9cm" svg:x="1.8cm" svg:y="11.871cm">
          <text:p text:style-name="P3"><text:span text:style-name="T1">includ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1.9cm" svg:height="0.9cm" svg:x="8.5cm" svg:y="9.7cm">
          <text:p text:style-name="P3"><text:span text:style-name="T1">name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2.6cm" svg:height="0.9cm" svg:x="1.9cm" svg:y="6.148cm">
          <text:p text:style-name="P3"><text:span text:style-name="T1">config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line-skew="2.207cm" svg:x1="10.4cm" svg:y1="10.15cm" svg:x2="18.4cm" svg:y2="12.5cm" draw:start-shape="id1" draw:start-glue-point="1" draw:end-shape="id2" draw:end-glue-point="3" svg:d="m10400 10150h6200v2350h1800">
          <text:p/>
        </draw:connector>
        <draw:connector draw:style-name="gr5" draw:text-style-name="P3" draw:layer="layout" svg:x1="4.6cm" svg:y1="12.321cm" svg:x2="8.148cm" svg:y2="12.336cm" draw:start-shape="id3" draw:start-glue-point="1" draw:end-shape="id4" svg:d="m4600 12321h1767v15h1781">
          <text:p/>
        </draw:connector>
        <draw:connector draw:style-name="gr5" draw:text-style-name="P3" draw:layer="layout" svg:x1="4.5cm" svg:y1="6.598cm" svg:x2="8.1cm" svg:y2="6.6cm" draw:start-shape="id5" draw:start-glue-point="1" draw:end-shape="id6" draw:end-glue-point="3" svg:d="m4500 6598h1793v2h1807">
          <text:p/>
        </draw:connector>
        <draw:connector draw:style-name="gr5" draw:text-style-name="P3" draw:layer="layout" svg:x1="4.85cm" svg:y1="16.531cm" svg:x2="8.15cm" svg:y2="17.626cm" draw:start-shape="id7" draw:start-glue-point="1" draw:end-shape="id8" svg:d="m4850 16531h1643v1095h1657">
          <text:p/>
        </draw:connector>
        <draw:custom-shape draw:style-name="gr2" draw:text-style-name="P3" draw:layer="layout" svg:width="4cm" svg:height="15.2cm" svg:x="1.2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6.4cm" svg:height="1.3cm" svg:x="11.65cm" svg:y="1.5cm">
          <text:p text:style-name="P3"><text:span text:style-name="T2">Files &amp; Directorie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6" draw:text-style-name="P5" draw:layer="layout" svg:width="3.85cm" svg:height="1.3cm" svg:x="1.05cm" svg:y="1cm">
          <text:p text:style-name="P6"><text:span text:style-name="T2">/includ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1cm" svg:height="0.9cm" svg:x="1.9cm" svg:y="5.1cm">
          <text:p text:style-name="P7"><text:span text:style-name="T1">ddi_default_text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8cm" svg:y="6.1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6cm" svg:y="5.154cm">
          <text:p text:style-name="P7"><text:span text:style-name="T1">&lt;xsl:template match=”ddi:*|text()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cm" svg:y1="5.55cm" svg:x2="9.9cm" svg:y2="5.604cm" draw:start-shape="id9" svg:d="m8000 5550h1273v54h627">
          <text:p/>
        </draw:connector>
        <draw:custom-shape draw:style-name="gr7" draw:text-style-name="P2" xml:id="id10" draw:id="id10" draw:layer="layout" svg:width="6.1cm" svg:height="0.9cm" svg:x="1.7cm" svg:y="7.3cm">
          <text:p text:style-name="P7"><text:span text:style-name="T1">rdf_description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8cm" svg:y="8.3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6cm" svg:y="7.354cm">
          <text:p text:style-name="P7"><text:span text:style-name="T1">&lt;xsl:template match=”rdf:Description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8cm" svg:y1="7.75cm" svg:x2="9.908cm" svg:y2="7.741cm" draw:start-shape="id10" svg:d="m7800 7750h1304v-9h804">
          <text:p/>
        </draw:connector>
        <draw:custom-shape draw:style-name="gr7" draw:text-style-name="P2" xml:id="id11" draw:id="id11" draw:layer="layout" svg:width="6.1cm" svg:height="0.9cm" svg:x="1.5cm" svg:y="3.4cm">
          <text:p text:style-name="P7"><text:span text:style-name="T1">root_template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4cm" svg:y="3.354cm">
          <text:p text:style-name="P7"><text:span text:style-name="T1">&lt;xsl:template match=”/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6cm" svg:y1="3.85cm" svg:x2="11.69cm" svg:y2="3.86cm" draw:start-shape="id11" svg:d="m7600 3850h2295v10h1795">
          <text:p/>
        </draw:connector>
        <draw:custom-shape draw:style-name="gr2" draw:text-style-name="P3" draw:layer="layout" svg:width="22.7cm" svg:height="6.7cm" svg:x="1cm" svg:y="2.3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7" draw:text-style-name="P4" xml:id="id12" draw:id="id12" draw:layer="layout" svg:width="4cm" svg:height="0.9cm" svg:x="13.2cm" svg:y="1.3cm">
          <text:p text:style-name="P8"><text:span text:style-name="T1">ddi_match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3.5cm" svg:y="10.1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26cm" svg:height="16.346cm" svg:x="2.3cm" svg:y="3.5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7cm" svg:y="9.154cm">
          <text:p text:style-name="P9"><text:span text:style-name="T3">&lt;xsl:template match=”ddi:AuthEnty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8cm" svg:y="10.554cm">
          <text:p text:style-name="P9"><text:span text:style-name="T3">&lt;xsl:template match=”ddi:collDate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8cm" svg:y="12.254cm">
          <text:p text:style-name="P9"><text:span text:style-name="T3">&lt;xsl:template match=”ddi:contact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4.4cm" svg:y="14.154cm">
          <text:p text:style-name="P9"><text:span text:style-name="T3">&lt;xsl:template match=”ddi:dataCollecto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5cm" svg:y="16.154cm">
          <text:p text:style-name="P9"><text:span text:style-name="T3">&lt;xsl:template match=”ddi:IDNo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9cm" svg:y="17.354cm">
          <text:p text:style-name="P9"><text:span text:style-name="T3">&lt;xsl:template match=”ddi:fileDsc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6.2cm" svg:y="18.754cm">
          <text:p text:style-name="P9"><text:span text:style-name="T3">&lt;xsl:template match=”ddi:fileDscr” mode=”variables-list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7.4cm" svg:y="7.4cm">
          <text:p text:style-name="P9"><text:span text:style-name="T3">&lt;xsl:template match=”ddi:fileDscr” mode=”variables-description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9.2cm" svg:y="10.6cm">
          <text:p text:style-name="P9"><text:span text:style-name="T3">&lt;xsl:template match=”ddi:fileName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8.9cm" svg:y="13.2cm">
          <text:p text:style-name="P9"><text:span text:style-name="T3">&lt;xsl:template match=”ddi:fundAg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9.5cm" svg:y="15.1cm">
          <text:p text:style-name="P9"><text:span text:style-name="T3">&lt;xsl:template match=”ddi:othId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7cm" svg:y="17.454cm">
          <text:p text:style-name="P9"><text:span text:style-name="T3">&lt;xsl:template match=”ddi:produce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8.8cm" svg:y="18.7cm">
          <text:p text:style-name="P9"><text:span text:style-name="T3">&lt;xsl:template match=”ddi:varGrp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16.1cm" svg:y="4.9cm">
          <text:p text:style-name="P9"><text:span text:style-name="T3">&lt;xsl:template match=”ddi:var” mode=”variables-list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5cm" svg:y="3.9cm">
          <text:p text:style-name="P9"><text:span text:style-name="T3">&lt;xsl:template match=”ddi:va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10" draw:layer="layout" svg:width="5.1cm" svg:height="0.9cm" svg:x="3.5cm" svg:y="6.7cm">
          <text:p text:style-name="P9"><text:span text:style-name="T3">&lt;xsl:template match=”ddi:timePrd”&gt;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.2cm" svg:y1="2.2cm" svg:x2="15.3cm" svg:y2="3.554cm" draw:start-shape="id12" draw:end-shape="id13" draw:end-glue-point="0" svg:d="m15200 2200v665h100v689">
          <text:p/>
        </draw:connector>
        <draw:custom-shape draw:style-name="gr6" draw:text-style-name="P5" draw:layer="layout" svg:width="3.85cm" svg:height="1.3cm" svg:x="1.05cm" svg:y="1cm">
          <text:p text:style-name="P6"><text:span text:style-name="T2">/include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onnector draw:style-name="gr5" draw:text-style-name="P3" draw:layer="layout" svg:x1="9.95cm" svg:y1="8.2cm" svg:x2="12.9cm" svg:y2="8.554cm" svg:d="m9950 8200h1725v354h1225">
          <text:p/>
        </draw:connector>
        <draw:custom-shape draw:style-name="gr7" draw:text-style-name="P4" xml:id="id14" draw:id="id14" draw:layer="layout" svg:width="6.1cm" svg:height="0.9cm" svg:x="3.9cm" svg:y="12.3cm">
          <text:p text:style-name="P8"><text:span text:style-name="T1">variable_table_column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7.6cm" svg:y="15.154cm">
          <text:p text:style-name="P7"><text:span text:style-name="T1">&lt;xsl:template name=”variables-table-col-width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6.95cm" svg:y1="13.2cm" svg:x2="19.85cm" svg:y2="14.3cm" draw:start-shape="id14" draw:end-shape="id15" svg:d="m6950 13200v538h12900v562">
          <text:p/>
        </draw:connector>
        <draw:custom-shape draw:style-name="gr6" draw:text-style-name="P5" draw:layer="layout" svg:width="6.05cm" svg:height="1.3cm" svg:x="1.3cm" svg:y="1.7cm">
          <text:p text:style-name="P6"><text:span text:style-name="T2">/includes/named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6" draw:id="id16" draw:layer="layout" svg:width="6.1cm" svg:height="0.9cm" svg:x="2.95cm" svg:y="4.3cm">
          <text:p text:style-name="P8"><text:span text:style-name="T1">documentation_toc_section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7.75cm" svg:y="4.354cm">
          <text:p text:style-name="P7"><text:span text:style-name="T1">&lt;xsl:template name=”documentation-toc-section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05cm" svg:y1="4.75cm" svg:x2="12cm" svg:y2="5.104cm" draw:start-shape="id16" svg:d="m9050 4750h2512v354h438">
          <text:p/>
        </draw:connector>
        <draw:custom-shape draw:style-name="gr7" draw:text-style-name="P4" xml:id="id17" draw:id="id17" draw:layer="layout" svg:width="6.1cm" svg:height="0.9cm" svg:x="2.95cm" svg:y="6cm">
          <text:p text:style-name="P8"><text:span text:style-name="T1">page_footer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7.75cm" svg:y="6.054cm">
          <text:p text:style-name="P7"><text:span text:style-name="T1">&lt;xsl:template name=”footer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9.05cm" svg:y1="6.45cm" svg:x2="12cm" svg:y2="6.804cm" draw:start-shape="id17" svg:d="m9050 6450h1725v354h1225">
          <text:p/>
        </draw:connector>
        <draw:custom-shape draw:style-name="gr7" draw:text-style-name="P4" draw:layer="layout" svg:width="6.1cm" svg:height="0.9cm" svg:x="2.95cm" svg:y="7.8cm">
          <text:p text:style-name="P8"><text:span text:style-name="T1">page_header.xs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7.75cm" svg:y="7.854cm">
          <text:p text:style-name="P7"><text:span text:style-name="T1">&lt;xsl:template name=”header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7.6cm" svg:y="16.754cm">
          <text:p text:style-name="P7"><text:span text:style-name="T1">&lt;xsl:template name=”variables-table-col-header”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5" draw:id="id15" draw:layer="layout" svg:width="16.5cm" svg:height="4cm" svg:x="11.6cm" svg:y="14.3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7" draw:text-style-name="P4" xml:id="id18" draw:id="id18" draw:layer="layout" svg:width="6.1cm" svg:height="0.9cm" svg:x="1.7cm" svg:y="3.346cm">
          <text:p text:style-name="P3"><text:span text:style-name="T1">isodate_long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2.9cm" svg:y="3.4cm">
          <text:p text:style-name="P1"><text:span text:style-name="T1">&lt;xsl:template name=”isodate-long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8cm" svg:y1="3.796cm" svg:x2="9.8cm" svg:y2="3.85cm" draw:start-shape="id18" svg:d="m7800 3796h1250v54h750">
          <text:p/>
        </draw:connector>
        <draw:custom-shape draw:style-name="gr7" draw:text-style-name="P4" xml:id="id19" draw:id="id19" draw:layer="layout" svg:width="6.1cm" svg:height="0.9cm" svg:x="1.8cm" svg:y="4.846cm">
          <text:p text:style-name="P3"><text:span text:style-name="T1">isodate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8cm" svg:y="5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cm" svg:y="4.9cm">
          <text:p text:style-name="P1"><text:span text:style-name="T1">&lt;xsl:template name=”isodate-month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cm" svg:y1="5.296cm" svg:x2="9.9cm" svg:y2="5.35cm" draw:start-shape="id19" svg:d="m7900 5296h1250v54h750">
          <text:p/>
        </draw:connector>
        <draw:custom-shape draw:style-name="gr7" draw:text-style-name="P4" xml:id="id20" draw:id="id20" draw:layer="layout" svg:width="6.1cm" svg:height="0.9cm" svg:x="1.8cm" svg:y="6.246cm">
          <text:p text:style-name="P3"><text:span text:style-name="T1">math_max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2.5cm" svg:y="14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cm" svg:y="6.3cm">
          <text:p text:style-name="P1"><text:span text:style-name="T1">&lt;xsl:template name=”math:max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9cm" svg:y1="6.696cm" svg:x2="9.9cm" svg:y2="6.75cm" draw:start-shape="id20" svg:d="m7900 6696h1250v54h750">
          <text:p/>
        </draw:connector>
        <draw:custom-shape draw:style-name="gr7" draw:text-style-name="P4" xml:id="id21" draw:id="id21" draw:layer="layout" svg:width="6.1cm" svg:height="0.9cm" svg:x="2.8cm" svg:y="16.518cm">
          <text:p text:style-name="P3"><text:span text:style-name="T1">trim_library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2.4cm" svg:y="15.9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6cm" svg:y="14.972cm">
          <text:p text:style-name="P1"><text:span text:style-name="T1">&lt;xsl:template name=”ltrim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9cm" svg:y1="16.968cm" svg:x2="11.172cm" svg:y2="16.977cm" draw:start-shape="id21" draw:end-shape="id22" draw:end-glue-point="3" svg:d="m8900 16968h1124v9h1148">
          <text:p/>
        </draw:connector>
        <draw:custom-shape draw:style-name="gr1" draw:text-style-name="P2" draw:layer="layout" svg:width="5.1cm" svg:height="0.9cm" svg:x="13.6cm" svg:y="16.372cm">
          <text:p text:style-name="P1"><text:span text:style-name="T1">&lt;xsl:template name=”rtrim”&gt;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6cm" svg:y="18.072cm">
          <text:p text:style-name="P1"><text:span text:style-name="T1">&lt;xsl:template name=”trim”&gt;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2" draw:id="id22" draw:layer="layout" svg:width="10.1cm" svg:height="4.846cm" svg:x="11.172cm" svg:y="14.5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5cm" svg:height="1.3cm" svg:x="1.05cm" svg:y="1cm">
          <text:p text:style-name="P3"><text:span text:style-name="T2">/utilities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23" draw:id="id23" draw:layer="layout" svg:width="6.1cm" svg:height="0.9cm" svg:x="2.1cm" svg:y="8cm">
          <text:p text:style-name="P3"><text:span text:style-name="T1">current_date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7cm" svg:y="9.0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5cm" svg:y="8.054cm">
          <text:p text:style-name="P1"><text:span text:style-name="T1">&lt;xsl:template name=”date:date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2cm" svg:y1="8.45cm" svg:x2="9.8cm" svg:y2="8.504cm" draw:start-shape="id23" svg:d="m8200 8450h1050v54h550">
          <text:p/>
        </draw:connector>
        <draw:custom-shape draw:style-name="gr7" draw:text-style-name="P4" xml:id="id24" draw:id="id24" draw:layer="layout" svg:width="6.1cm" svg:height="0.9cm" svg:x="1.7cm" svg:y="9.9cm">
          <text:p text:style-name="P3"><text:span text:style-name="T1">fix_html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1.7cm" svg:y="10.9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2.3cm" svg:y="9.954cm">
          <text:p text:style-name="P1"><text:span text:style-name="T1">&lt;xsl:template name=”FixHTML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7.8cm" svg:y1="10.35cm" svg:x2="9.8cm" svg:y2="10.427cm" draw:start-shape="id24" svg:d="m7800 10350h1250v77h750">
          <text:p/>
        </draw:connector>
        <draw:custom-shape draw:style-name="gr7" draw:text-style-name="P4" xml:id="id25" draw:id="id25" draw:layer="layout" svg:width="6.1cm" svg:height="0.9cm" svg:x="2cm" svg:y="12.2cm">
          <text:p text:style-name="P3"><text:span text:style-name="T1">isodate_long.xsl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8.6cm" svg:height="0.9cm" svg:x="12cm" svg:y="13.2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1cm" svg:height="0.9cm" svg:x="13.2cm" svg:y="12.254cm">
          <text:p text:style-name="P1"><text:span text:style-name="T1">&lt;xsl:template name=”isodate-long”&gt;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8.1cm" svg:y1="12.65cm" svg:x2="10.1cm" svg:y2="12.704cm" draw:start-shape="id25" svg:d="m8100 12650h1250v54h750">
          <text:p/>
        </draw:connector>
      </draw:page>
      <draw:page draw:name="page6" draw:style-name="dp1" draw:master-page-name="Standard">
        <draw:custom-shape draw:style-name="gr10" draw:text-style-name="P4" draw:layer="layout" svg:width="6.4cm" svg:height="0.9cm" svg:x="0.8cm" svg:y="1cm">
          <text:p text:style-name="P3"><text:span text:style-name="T1">root_template.xsl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031cm" svg:height="0.8cm" svg:x="22.369cm" svg:y="5.576cm">
          <text:p text:style-name="P3"><text:span text:style-name="T4">&lt;fo:layout-master-set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5cm" svg:height="0.8cm" svg:x="22.35cm" svg:y="7.4cm">
          <text:p text:style-name="P3"><text:span text:style-name="T4">&lt;fo:bookmark-tree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8cm" svg:y="5.3cm">
          <text:p text:style-name="P3"><text:span text:style-name="T5">Page setup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4.65cm" svg:height="0.7cm" svg:x="22.35cm" svg:y="10.4cm">
          <text:p text:style-name="P3"><text:span text:style-name="T4">&lt;fo:page-sequence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8cm" svg:y="7.3cm">
          <text:p text:style-name="P3"><text:span text:style-name="T5">Outline/Bookmark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8cm" svg:y="10.6cm">
          <text:p text:style-name="P3"><text:span text:style-name="T5">Cover P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8cm" svg:y="14.4cm">
          <text:p text:style-name="P3"><text:span text:style-name="T5">Metadata Inform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2.9cm" svg:height="0.7cm" svg:x="22.4cm" svg:y="4cm">
          <text:p text:style-name="P3"><text:span text:style-name="T4">&lt;fo:root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5.8cm" svg:height="0.7cm" svg:x="8.9cm" svg:y="4cm">
          <text:p text:style-name="P3"><text:span text:style-name="T4">&lt;xsl:template match='/'&gt;</text:span></text:p>
          <draw:enhanced-geometry svg:viewBox="0 0 21600 21600" draw:type="rectangle" draw:enhanced-path="M 0 0 L 21600 0 21600 21600 0 21600 0 0 Z N"/>
        </draw:custom-shape>
        <draw:line draw:style-name="gr13" draw:text-style-name="P3" draw:layer="layout" svg:x1="1cm" svg:y1="3.7cm" svg:x2="28.7cm" svg:y2="3.7cm">
          <text:p/>
        </draw:line>
        <draw:custom-shape draw:style-name="gr14" draw:text-style-name="P13" draw:layer="layout" svg:width="2.1cm" svg:height="1.3cm" svg:x="24.3cm" svg:y="2.4cm">
          <text:p text:style-name="P3"><text:span text:style-name="T6">&lt;fo:&gt;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1cm" svg:height="1.3cm" svg:x="14.2cm" svg:y="2.4cm">
          <text:p text:style-name="P3"><text:span text:style-name="T6">&lt;xsl:&gt;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2cm" svg:y1="2.7cm" svg:x2="22cm" svg:y2="20cm">
          <text:p/>
        </draw:line>
        <draw:line draw:style-name="gr15" draw:text-style-name="P3" draw:layer="layout" svg:x1="8.5cm" svg:y1="2.676cm" svg:x2="8.5cm" svg:y2="20cm">
          <text:p/>
        </draw:line>
        <draw:custom-shape draw:style-name="gr11" draw:text-style-name="P14" draw:layer="layout" svg:width="2.3cm" svg:height="0.7cm" svg:x="8.8cm" svg:y="7.6cm">
          <text:p text:style-name="P3"><text:span text:style-name="T7">&lt;xsl:if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5cm" svg:height="0.7cm" svg:x="16.6cm" svg:y="7.6cm">
          <text:p text:style-name="P3"><text:span text:style-name="T7">&lt;xsl:apply-templates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5cm" svg:height="0.7cm" svg:x="11.6cm" svg:y="7.5cm">
          <text:p text:style-name="P3"><text:span text:style-name="T7">&lt;xsl:for-each&gt;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cm" svg:y1="5cm" svg:x2="28.7cm" svg:y2="5cm">
          <text:p/>
        </draw:line>
        <draw:line draw:style-name="gr15" draw:text-style-name="P3" draw:layer="layout" svg:x1="1cm" svg:y1="6.9cm" svg:x2="28.7cm" svg:y2="6.9cm">
          <text:p/>
        </draw:line>
        <draw:line draw:style-name="gr15" draw:text-style-name="P3" draw:layer="layout" svg:x1="1cm" svg:y1="10cm" svg:x2="28.7cm" svg:y2="10cm">
          <text:p/>
        </draw:line>
        <draw:custom-shape draw:style-name="gr11" draw:text-style-name="P14" draw:layer="layout" svg:width="3cm" svg:height="0.7cm" svg:x="8.8cm" svg:y="8.9cm">
          <text:p text:style-name="P3"><text:span text:style-name="T7">&lt;xsl:value-of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4.5cm" svg:height="0.7cm" svg:x="17cm" svg:y="8.8cm">
          <text:p text:style-name="P3"><text:span text:style-name="T7">&lt;xsl:call-template&gt;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1cm" svg:y1="12.9cm" svg:x2="28.7cm" svg:y2="12.9cm">
          <text:p/>
        </draw:line>
        <draw:custom-shape draw:style-name="gr11" draw:text-style-name="P11" draw:layer="layout" svg:width="4.65cm" svg:height="0.7cm" svg:x="22.35cm" svg:y="14.7cm">
          <text:p text:style-name="P3"><text:span text:style-name="T4">&lt;fo:page-sequence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1cm" svg:height="1.3cm" svg:x="3.7cm" svg:y="2.3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Standard">
        <draw:custom-shape draw:style-name="gr12" draw:text-style-name="P12" draw:layer="layout" svg:width="6.1cm" svg:height="1.3cm" svg:x="1.95cm" svg:y="1.8cm">
          <text:p text:style-name="P3"><text:span text:style-name="T5">TOC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1.8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3.8cm">
          <text:p text:style-name="P3"><text:span text:style-name="T5">Overview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5.7cm">
          <text:p text:style-name="P3"><text:span text:style-name="T5">Files Descri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7.9cm">
          <text:p text:style-name="P3"><text:span text:style-name="T5">Variables List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9.9cm">
          <text:p text:style-name="P3"><text:span text:style-name="T5">Variables Group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12cm">
          <text:p text:style-name="P3"><text:span text:style-name="T5">Variables Descri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6.1cm" svg:height="1.3cm" svg:x="1.95cm" svg:y="14.1cm">
          <text:p text:style-name="P3"><text:span text:style-name="T5">Document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14.1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3.8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5.7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7.9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9.9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6.1cm" svg:height="1.3cm" svg:x="9.3cm" svg:y="12cm">
          <text:p text:style-name="P3"><text:span text:style-name="T8">&lt;fo:page-sequence&gt;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kira </meta:initial-creator>
    <meta:creation-date>2012-11-19T14:28:36</meta:creation-date>
    <meta:generator>LibreOffice/3.6$Linux_X86_64 LibreOffice_project/360m1$Build-102</meta:generator>
    <dc:date>2012-11-22T13:58:17</dc:date>
    <dc:creator>Akira </dc:creator>
    <meta:editing-duration>PT5H27M9S</meta:editing-duration>
    <meta:editing-cycles>15</meta:editing-cycles>
    <meta:document-statistic meta:object-count="154"/>
  </office:meta>
</office:document-meta>
</file>